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3b8d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23b8dc" draw:textarea-horizontal-align="justify" draw:textarea-vertical-align="middle" draw:auto-grow-height="false" fo:min-height="5.286cm" fo:min-width="5.977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9.30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9.279cm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6.612cm"/>
    </style:style>
    <style:style style:name="gr9" style:family="graphic" style:parent-style-name="standard">
      <style:graphic-properties draw:fill-color="#007fff" draw:textarea-horizontal-align="justify" draw:textarea-vertical-align="middle" draw:auto-grow-height="false" fo:min-height="0.893cm" fo:min-width="1.27cm"/>
    </style:style>
    <style:style style:name="gr10" style:family="graphic" style:parent-style-name="standard">
      <style:graphic-properties draw:fill-color="#007fff" draw:textarea-horizontal-align="justify" draw:textarea-vertical-align="middle" draw:auto-grow-height="false" fo:min-height="0.893cm" fo:min-width="1.532cm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P1" style:family="paragraph">
      <style:paragraph-properties fo:text-align="center"/>
    </style:style>
    <style:style style:name="P2" style:family="paragraph">
      <loext:graphic-properties draw:fill-color="#23b8d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7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112cm" svg:height="3.556cm" svg:x="6.378cm" svg:y="3.084cm">
          <text:p text:style-name="P1">Cerberus Server</text:p>
          <text:p text:style-name="P1"><text:span text:style-name="T1">(cerberus-source)</text:span>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1.778cm" svg:x="13.871cm" svg:y="3.084cm">
          <text:p text:style-name="P1">JAVA Application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1.778cm" svg:x="13.871cm" svg:y="4.943cm">
          <text:p text:style-name="P1">Database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096cm" svg:height="3.556cm" svg:x="1.889cm" svg:y="9.001cm">
          <text:p text:style-name="P1">Client Work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477cm" svg:height="5.536cm" svg:x="11.712cm" svg:y="8.418cm">
          <text:p text:style-name="P1">Test ROB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808cm" svg:height="1.778cm" svg:x="18.37cm" svg:y="8.418cm">
          <text:p text:style-name="P1">Selenium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112cm" svg:height="3.556cm" svg:x="6.124cm" svg:y="16.16cm">
          <text:p text:style-name="P1">Application to T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1.778cm" svg:x="13.617cm" svg:y="16.16cm">
          <text:p text:style-name="P1">Application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1.778cm" svg:x="13.617cm" svg:y="18.038cm">
          <text:p text:style-name="P1">Database Ser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4.429cm" svg:y1="8.747cm" svg:x2="6.08cm" svg:y2="6.715cm">
          <text:p text:style-name="P1">http</text:p>
        </draw:line>
        <draw:line draw:style-name="gr5" draw:text-style-name="P3" draw:layer="layout" svg:x1="7.35cm" svg:y1="6.842cm" svg:x2="13.573cm" svg:y2="19.034cm">
          <text:p text:style-name="P1">Jdbc</text:p>
        </draw:line>
        <draw:line draw:style-name="gr6" draw:text-style-name="P3" draw:layer="layout" svg:x1="15.605cm" svg:y1="14.208cm" svg:x2="15.649cm" svg:y2="16.222cm">
          <text:p/>
        </draw:line>
        <draw:line draw:style-name="gr5" draw:text-style-name="P3" draw:layer="layout" svg:x1="12.348cm" svg:y1="6.767cm" svg:x2="18.272cm" svg:y2="9.255cm">
          <text:p text:style-name="P1">http</text:p>
        </draw:line>
        <draw:custom-shape draw:style-name="gr7" draw:text-style-name="P1" draw:layer="layout" svg:width="9.779cm" svg:height="1.778cm" svg:x="18.399cm" svg:y="10.271cm">
          <text:p text:style-name="P1">Appium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7.112cm" svg:height="1.778cm" svg:x="18.399cm" svg:y="12.176cm">
          <text:p text:style-name="P1">Cerberus Sikuli Server</text:p>
          <text:p text:style-name="P1"><text:span text:style-name="T1">(cerberus-extension-siku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1.77cm" svg:height="1.143cm" svg:x="9.509cm" svg:y="5.318cm">
          <text:p text:style-name="P1"><text:span text:style-name="T2">Appium </text:span></text:p>
          <text:p text:style-name="P1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032cm" svg:height="1.143cm" svg:x="11.287cm" svg:y="5.318cm">
          <text:p text:style-name="P1"><text:span text:style-name="T2">Selenium </text:span></text:p>
          <text:p text:style-name="P1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0.017cm" svg:y1="6.715cm" svg:x2="18.272cm" svg:y2="10.906cm">
          <text:p text:style-name="P1">http</text:p>
        </draw:line>
        <draw:custom-shape draw:style-name="gr11" draw:text-style-name="P1" draw:layer="layout" svg:width="2.54cm" svg:height="1.778cm" svg:x="25.638cm" svg:y="12.176cm">
          <text:p text:style-name="P1">Sikuli </text:p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8.747cm" svg:y1="6.715cm" svg:x2="18.272cm" svg:y2="12.938cm">
          <text:p text:style-name="P1">http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05T23:57:36</meta:creation-date>
    <dc:date>2017-10-10T22:47:12.121388866</dc:date>
    <meta:editing-duration>PT14M16S</meta:editing-duration>
    <meta:editing-cycles>3</meta:editing-cycles>
    <meta:generator>LibreOffice/5.3.1.2$Linux_X86_64 LibreOffice_project/30m0$Build-2</meta:generator>
    <meta:document-statistic meta:object-count="20"/>
  </office:meta>
</office:document-meta>
</file>